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reshCommandImpl.ge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reshCommandImpl.execute( String s , PrintStream out , PrintStream er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RefreshCommandImpl.getShor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reshCommandImpl.RefreshCommandImpl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reshCommand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